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rcentage</text:p>
          </table:table-cell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2,3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1(1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1_2 (1,2,4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1(1,2,sel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door_s2_2(1,2,self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39:16.909843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20:39:37.744646825</dc:date>
    <meta:editing-duration>PT4M35S</meta:editing-duration>
    <meta:editing-cycles>5</meta:editing-cycles>
    <dc:creator>Mansi Goel</dc:creator>
    <meta:document-statistic meta:table-count="1" meta:cell-count="25" meta:object-count="0"/>
  </office:meta>
</office:document-meta>
</file>